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style:font-weight-complex="bold"/>
    </style:style>
    <style:style style:name="P3" style:family="paragraph" style:parent-style-name="Standard">
      <style:text-properties fo:font-weight="bold" style:font-weight-asian="bold"/>
    </style:style>
    <style:style style:name="P4" style:family="paragraph" style:parent-style-name="Standard">
      <style:text-properties officeooo:rsid="000f183e" officeooo:paragraph-rsid="000f183e"/>
    </style:style>
    <style:style style:name="P5" style:family="paragraph" style:parent-style-name="Standard">
      <style:text-properties officeooo:paragraph-rsid="000f183e"/>
    </style:style>
    <style:style style:name="P6" style:family="paragraph" style:parent-style-name="Standard">
      <style:text-properties officeooo:rsid="00106408" officeooo:paragraph-rsid="00106408"/>
    </style:style>
    <style:style style:name="P7" style:family="paragraph" style:parent-style-name="Standard">
      <style:text-properties officeooo:rsid="0010f4f2" officeooo:paragraph-rsid="0010f4f2"/>
    </style:style>
    <style:style style:name="P8" style:family="paragraph" style:parent-style-name="Standard">
      <style:text-properties officeooo:rsid="0011a65e" officeooo:paragraph-rsid="0011a65e"/>
    </style:style>
    <style:style style:name="P9" style:family="paragraph" style:parent-style-name="Standard">
      <style:text-properties officeooo:rsid="00129de6" officeooo:paragraph-rsid="00129de6"/>
    </style:style>
    <style:style style:name="P10" style:family="paragraph" style:parent-style-name="Standard" style:master-page-name="Standard">
      <style:paragraph-properties fo:margin-top="0in" fo:margin-bottom="0.111in" loext:contextual-spacing="false" fo:line-height="108%" fo:text-align="center" style:justify-single-word="false" style:page-number="auto"/>
    </style:style>
    <style:style style:name="P11" style:family="paragraph" style:parent-style-name="List_20_Paragraph" style:list-style-name="WWNum1"/>
    <style:style style:name="P12" style:family="paragraph" style:parent-style-name="List_20_Paragraph" style:list-style-name="WWNum1">
      <style:text-properties fo:background-color="#ffff00"/>
    </style:style>
    <style:style style:name="P13" style:family="paragraph" style:parent-style-name="List_20_Paragraph" style:list-style-name="WWNum1">
      <style:paragraph-properties fo:margin-left="0in" fo:margin-right="0in" fo:text-indent="0in" style:auto-text-indent="false"/>
      <style:text-properties fo:background-color="#ffff00"/>
    </style:style>
    <style:style style:name="T1" style:family="text">
      <style:text-properties fo:font-size="16pt" style:font-name-asian="Calibri1" style:font-size-asian="16pt" style:font-name-complex="Times New Roman" style:font-size-complex="16pt"/>
    </style:style>
    <style:style style:name="T2" style:family="text">
      <style:text-properties fo:font-size="11pt" style:font-name-asian="Calibri1" style:font-size-asian="11pt" style:font-name-complex="Times New Roman"/>
    </style:style>
    <style:style style:name="T3" style:family="text">
      <style:text-properties fo:font-size="20pt" fo:font-weight="bold" style:font-name-asian="Calibri1" style:font-size-asian="20pt" style:font-weight-asian="bold" style:font-name-complex="Times New Roman" style:font-size-complex="20pt"/>
    </style:style>
    <style:style style:name="T4" style:family="text">
      <style:text-properties fo:font-style="italic" style:font-style-asian="italic" style:font-style-complex="italic"/>
    </style:style>
    <style:style style:name="T5" style:family="text">
      <style:text-properties fo:font-size="14pt" fo:font-weight="bold" style:font-size-asian="14pt" style:font-weight-asian="bold" style:font-size-complex="14pt"/>
    </style:style>
    <style:style style:name="T6" style:family="text">
      <style:text-properties style:text-position="sub 58%"/>
    </style:style>
    <style:style style:name="T7" style:family="text">
      <style:text-properties style:font-weight-complex="bold"/>
    </style:style>
    <style:style style:name="T8" style:family="text">
      <style:text-properties fo:color="#0000ff" style:font-name="Courier New" fo:font-weight="bold" style:font-weight-asian="bold" style:font-name-complex="Courier New1"/>
    </style:style>
    <style:style style:name="T9" style:family="text">
      <style:text-properties fo:color="#0000ff" style:font-name="Courier New" fo:font-weight="bold" style:font-weight-asian="bold" style:font-name-complex="Courier New1"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0f183e"/>
    </style:style>
    <style:style style:name="T13" style:family="text">
      <style:text-properties officeooo:rsid="000ffc1e"/>
    </style:style>
    <style:style style:name="T14" style:family="text">
      <style:text-properties officeooo:rsid="001516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ath 338</text:span><text:span text:style-name="T2"><text:tab/> <text:s text:c="13"/><text:tab/></text:span><text:span text:style-name="T3"> <text:s text:c="7"/>Lab Assignment #10 <text:s text:c="2"/></text:span><text:span text:style-name="T1"><text:s text:c="5"/><text:tab/><text:tab/>Fall 2019</text:span></text:p>
      <text:p text:style-name="P1"/>
      <text:p text:style-name="Standard"><text:a xlink:type="simple" xlink:href="https://link.springer.com/article/10.3758/s13420-018-0353-y" text:style-name="Internet_20_link" text:visited-style-name="Visited_20_Internet_20_Link">Tan </text:a><text:a xlink:type="simple" xlink:href="https://link.springer.com/article/10.3758/s13420-018-0353-y" text:style-name="Internet_20_link" text:visited-style-name="Visited_20_Internet_20_Link"><text:span text:style-name="T4">et al.</text:span></text:a><text:a xlink:type="simple" xlink:href="https://link.springer.com/article/10.3758/s13420-018-0353-y" text:style-name="Internet_20_link" text:visited-style-name="Visited_20_Internet_20_Link"> (2018)</text:a> were interested in how pet dogs bond with complete strangers. In one of their studies, they placed a food treat under one of two cups (the dog did not know which bowl had the food) and had a stranger point the dog toward the cup with the food. Although the researchers did many trials to see how trust evolved, one of the results they analyzed was whether dogs would pick up the cue from the stranger on the very first trial. <text:s/>A total of 53 dogs were tested. </text:p>
      <text:p text:style-name="Standard"/>
      <text:p text:style-name="Standard">In the study, 27 of the 53 dogs picked the cup with the food on the first trial.</text:p>
      <text:p text:style-name="Standard"/>
      <text:p text:style-name="Standard"><text:span text:style-name="T5">Question #1 </text:span>According to the Neyman-Pearson paradigm we have been working with in Labs 8 and 9, should we accept the null hypothesis <text:span text:style-name="T4">p</text:span> = 0.5 or the alternative hypothesis <text:span text:style-name="T4">p</text:span> = 0.7? Why?</text:p>
      <text:p text:style-name="Standard"/>
      <text:p text:style-name="P4">We accept the null because the amount of dogs who went to the food does not lie in the critical region determined in Labs 8 and 9.</text:p>
      <text:p text:style-name="Standard"/>
      <text:p text:style-name="Standard">If dogs do not trust strangers initially, they would be expected to choose between the two cups more-or-less at random on the first trial. However, if dogs tend to trust strangers, they would be expected to choose the cup with food more often than would be suggested by chance alone.</text:p>
      <text:p text:style-name="Standard"/>
      <text:p text:style-name="Standard"><text:span text:style-name="T5">Question #2 </text:span>Using the parameter <text:span text:style-name="T4">p</text:span>, write the null and alternative hypothesis according to the “null hypothesis significance testing” paradigm. Label which one is the null hypothesis (H<text:span text:style-name="T6">0</text:span>) and which is the alternative (H<text:span text:style-name="T6">a</text:span>).</text:p>
      <text:p text:style-name="Standard"/>
      <text:p text:style-name="P4">Null Hypothesis: <text:span text:style-name="T13">when the dogs pick the food cups on their own</text:span></text:p>
      <text:p text:style-name="P4"/>
      <text:p text:style-name="P5"><text:span text:style-name="T12">Alternative: when the dogs follow the stranger’s indication where the food is</text:span></text:p>
      <text:p text:style-name="P3"/>
      <text:p text:style-name="Standard"><text:span text:style-name="T7">Now we will use R to set up the distribution of our test statistic under the null hypothesis. Open up a new script and assign the following variables:</text:span></text:p>
      <text:p text:style-name="P2"/>
      <text:p text:style-name="Standard"><text:span text:style-name="T8">&gt; n &lt;- # the sample size from question 3</text:span></text:p>
      <text:p text:style-name="Standard"><text:span text:style-name="T8">&gt; p &lt;- # the value of p if the null hypothesis in Question 2 is correct</text:span></text:p>
      <text:p text:style-name="Standard"/>
      <text:p text:style-name="Standard">In the experiment, 27 of the 53 dogs picked the cup with the food on the first trial. Let’s define that now:</text:p>
      <text:p text:style-name="Standard"/>
      <text:p text:style-name="Standard"><text:span text:style-name="T8">&gt; X &lt;- 27 <text:s/># the number of dogs who got the food on the first trial</text:span></text:p>
      <text:p text:style-name="Standard"/>
      <text:p text:style-name="Standard"><text:span text:style-name="T5">Question #3 </text:span>To compute the p-value according to the “null hypothesis significance testing” paradigm, which of the events below should we find the probability of? Justify your answer.</text:p>
      <text:list xml:id="list2472490158133359401" text:style-name="WWNum1">
        <text:list-item>
          <text:p text:style-name="P11"><text:span text:style-name="T7">Exactly 27 dogs getting the cup with food</text:span></text:p>
        </text:list-item>
        <text:list-item>
          <text:p text:style-name="P11"><text:span text:style-name="T7">27 or fewer dogs getting the cup with food</text:span></text:p>
        </text:list-item>
        <text:list-item>
          <text:p text:style-name="P12"><text:span text:style-name="T7">27 or more dogs getting the cup with food</text:span></text:p>
          <text:p text:style-name="P13"><text:span text:style-name="T7"/></text:p>
        </text:list-item>
      </text:list>
      <text:p text:style-name="P6">The more dogs that go, there is even more evidence that the statement is true.</text:p>
      <text:p text:style-name="Standard">To find the p-value, type <text:span text:style-name="T11">one</text:span> of the following lines:</text:p>
      <text:p text:style-name="Standard"/>
      <text:p text:style-name="Standard"/>
      <text:p text:style-name="Standard">If you chose answer (a) to <text:span text:style-name="T10">Question #5</text:span>:</text:p>
      <text:p text:style-name="Standard"><text:soft-page-break/><text:span text:style-name="T9">&gt; dbinom(X, n, p) <text:s/># probability of getting exactly X successes out of n trials with probability p</text:span></text:p>
      <text:p text:style-name="Standard"/>
      <text:p text:style-name="Standard">If you chose answer (b) to <text:span text:style-name="T10">Question #5</text:span>:</text:p>
      <text:p text:style-name="Standard"><text:span text:style-name="T9">&gt; pbinom(X, n, p, lower.tail = TRUE) <text:s/># probability of getting X or fewer successes</text:span></text:p>
      <text:p text:style-name="Standard"/>
      <text:p text:style-name="Standard">If you chose answer (c) to <text:span text:style-name="T10">Question #5</text:span>:</text:p>
      <text:p text:style-name="Standard"><text:span text:style-name="T9">&gt; pbinom(X, n, p, lower.tail = FALSE) + dbinom(X, n, p) <text:s/># probability of getting more than X successes, plus probability of getting exactly X successes = probability of X or more successes</text:span></text:p>
      <text:p text:style-name="Standard"/>
      <text:p text:style-name="Standard"/>
      <text:p text:style-name="Standard"><text:span text:style-name="T5">Question #4 </text:span>According to R, what is the p-value?</text:p>
      <text:p text:style-name="Standard"/>
      <text:p text:style-name="P7">The value from R is 0.5</text:p>
      <text:p text:style-name="Standard"/>
      <text:p text:style-name="Standard"><text:span text:style-name="T5">Question #5 </text:span>Using a significance level of 0.05, should you reject the null hypothesis or fail to reject the null hypothesis? Justify your answer.</text:p>
      <text:p text:style-name="Standard"/>
      <text:p text:style-name="P7">We should fail to reject the null hypothesis because there is not enough evidence to change our minds.</text:p>
      <text:p text:style-name="Standard"/>
      <text:p text:style-name="Standard"><text:span text:style-name="T5">Question #6 </text:span>Can you conclude that dogs do not trust strangers? Can you conclude that dogs do trust strangers? Or can you not make a conclusion either way? Justify your answer.</text:p>
      <text:p text:style-name="Standard"/>
      <text:p text:style-name="P8">We did not find any evidence to reject the null hypothesis.</text:p>
      <text:p text:style-name="Standard"/>
      <text:p text:style-name="Standard"><text:span text:style-name="T5">Question #7 </text:span>Would you make the same conclusion using the Neyman-Pearson testing paradigm? Why or why not?</text:p>
      <text:p text:style-name="Standard"/>
      <text:p text:style-name="P9">You cannot make the same conclusion because you did <text:s/>not explicitly reject the null hypothesis because the alternative cannot be proven true.</text:p>
      <text:p text:style-name="Standard"/>
      <text:p text:style-name="Standard">Now we will use the <text:span text:style-name="T9">binom.test</text:span> command to “automatically” do a binomial hypothesis test. Any time you do a binomial test in R, you should first separately define the variables representing the number of successes, the number of trials, and the probability of success on a trial. In this lab, we’ve already defined those variables as <text:span text:style-name="T9">X</text:span>, <text:span text:style-name="T9">n</text:span>, and <text:span text:style-name="T9">p</text:span>, respectively.</text:p>
      <text:p text:style-name="Standard"/>
      <text:p text:style-name="Standard"><text:span text:style-name="T9">&gt; binom.test(X, n, p, alternative = "one letter goes here") # inside the quotation marks, type l if your alternative hypothesis has a &lt; sign or g if it has a &gt; sign</text:span></text:p>
      <text:p text:style-name="Standard"/>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Question #8 </text:span>Paste the console output below.</text:p>
      <text:p text:style-name="Standard"/>
      <text:p text:style-name="P9">data: <text:s/>X and n</text:p>
      <text:p text:style-name="P9">number of successes = 27, number of trials = 53, p-value = 0.6081</text:p>
      <text:p text:style-name="P9">alternative hypothesis: true probability of success is less than 0.5</text:p>
      <text:p text:style-name="P9">95 percent confidence interval:</text:p>
      <text:p text:style-name="P9"><text:s/>0.0000000 0.6290759</text:p>
      <text:p text:style-name="P9">sample estimates:</text:p>
      <text:p text:style-name="P9">probability of success </text:p>
      <text:p text:style-name="P9"><text:s text:c="14"/>0.509434 </text:p>
      <text:p text:style-name="Standard"/>
      <text:p text:style-name="Standard"><text:span text:style-name="T5">Question #9 </text:span>Identify the value of the test statistic and the p-value from the output. Are these values the same as you got using the probability calculations<text:bookmark text:name="_GoBack"/>?</text:p>
      <text:p text:style-name="Standard"/>
      <text:p text:style-name="P9">The value of the test statistic is 27 <text:span text:style-name="T14">and t</text:span>he value of the p-value is <text:span text:style-name="T14">0.5 . These are the same values foun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Cambria" fo:font-family="Cambria"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weight="bold"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8</meta:editing-cycles>
    <meta:creation-date>2019-09-09T22:02:00</meta:creation-date>
    <dc:date>2019-09-26T14:07:20.649502739</dc:date>
    <meta:editing-duration>PT16M34S</meta:editing-duration>
    <meta:generator>LibreOffice/5.1.6.2$Linux_X86_64 LibreOffice_project/10m0$Build-2</meta:generator>
    <meta:document-statistic meta:table-count="0" meta:image-count="0" meta:object-count="0" meta:page-count="3" meta:paragraph-count="47" meta:word-count="881" meta:character-count="4846" meta:non-whitespace-character-count="39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